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solado</text:p>
          </table:table-cell>
          <table:table-cell office:value-type="string" calcext:value-type="string">
            <text:p>ctrl_do_inicial</text:p>
          </table:table-cell>
          <table:table-cell office:value-type="string" calcext:value-type="string">
            <text:p>crtl_do_final</text:p>
          </table:table-cell>
          <table:table-cell office:value-type="string" calcext:value-type="string">
            <text:p>cresc_ctrl</text:p>
          </table:table-cell>
          <table:table-cell office:value-type="string" calcext:value-type="string">
            <text:p>lc100_do_inicial</text:p>
          </table:table-cell>
          <table:table-cell office:value-type="string" calcext:value-type="string">
            <text:p>lc100_do_final</text:p>
          </table:table-cell>
          <table:table-cell office:value-type="string" calcext:value-type="string">
            <text:p>cresc_lc100</text:p>
          </table:table-cell>
          <table:table-cell office:value-type="string" calcext:value-type="string">
            <text:p>lc200_do_inicial</text:p>
          </table:table-cell>
          <table:table-cell office:value-type="string" calcext:value-type="string">
            <text:p>lc200_do_final</text:p>
          </table:table-cell>
          <table:table-cell office:value-type="string" calcext:value-type="string">
            <text:p>cresc_lc200</text:p>
          </table:table-cell>
          <table:table-cell office:value-type="string" calcext:value-type="string">
            <text:p>lc400_do_inicial</text:p>
          </table:table-cell>
          <table:table-cell office:value-type="string" calcext:value-type="string">
            <text:p>lc400_do_final</text:p>
          </table:table-cell>
          <table:table-cell office:value-type="string" calcext:value-type="string">
            <text:p>cresc_lc400</text:p>
          </table:table-cell>
        </table:table-row>
        <table:table-row table:style-name="ro1">
          <table:table-cell table:style-name="ce1" office:value-type="string" calcext:value-type="string">
            <text:p>MC16ACA</text:p>
          </table:table-cell>
          <table:table-cell office:value-type="float" office:value="0.00679999999999967" calcext:value-type="float">
            <text:p>0,00679999999999967</text:p>
          </table:table-cell>
          <table:table-cell office:value-type="float" office:value="0.695233333333334" calcext:value-type="float">
            <text:p>0,695233333333334</text:p>
          </table:table-cell>
          <table:table-cell table:formula="of:=[.C2]-[.B2]" office:value-type="float" office:value="0.688433333333334" calcext:value-type="float">
            <text:p>0,688433333333334</text:p>
          </table:table-cell>
          <table:table-cell office:value-type="float" office:value="0.0100666666666663" calcext:value-type="float">
            <text:p>0,0100666666666663</text:p>
          </table:table-cell>
          <table:table-cell office:value-type="float" office:value="0.66" calcext:value-type="float">
            <text:p>0,66</text:p>
          </table:table-cell>
          <table:table-cell table:formula="of:=[.F2]-[.E2]" office:value-type="float" office:value="0.649933333333334" calcext:value-type="float">
            <text:p>0,649933333333334</text:p>
          </table:table-cell>
          <table:table-cell office:value-type="float" office:value="0.00236666666666632" calcext:value-type="float">
            <text:p>0,00236666666666632</text:p>
          </table:table-cell>
          <table:table-cell office:value-type="float" office:value="0.657266666666667" calcext:value-type="float">
            <text:p>0,657266666666667</text:p>
          </table:table-cell>
          <table:table-cell table:formula="of:=[.I2]-[.H2]" office:value-type="float" office:value="0.654900000000001" calcext:value-type="float">
            <text:p>0,654900000000001</text:p>
          </table:table-cell>
          <table:table-cell office:value-type="float" office:value="0.00466666666666701" calcext:value-type="float">
            <text:p>0,00466666666666701</text:p>
          </table:table-cell>
          <table:table-cell office:value-type="float" office:value="0.707666666666667" calcext:value-type="float">
            <text:p>0,707666666666667</text:p>
          </table:table-cell>
          <table:table-cell table:formula="of:=[.L2]-[.K2]" office:value-type="float" office:value="0.703" calcext:value-type="float">
            <text:p>0,703</text:p>
          </table:table-cell>
        </table:table-row>
        <table:table-row table:style-name="ro1">
          <table:table-cell table:style-name="ce1" office:value-type="string" calcext:value-type="string">
            <text:p>MC1AC5</text:p>
          </table:table-cell>
          <table:table-cell office:value-type="float" office:value="0.00593333333333368" calcext:value-type="float">
            <text:p>0,00593333333333368</text:p>
          </table:table-cell>
          <table:table-cell office:value-type="float" office:value="0.6526" calcext:value-type="float">
            <text:p>0,6526</text:p>
          </table:table-cell>
          <table:table-cell table:formula="of:=[.C3]-[.B3]" office:value-type="float" office:value="0.646666666666666" calcext:value-type="float">
            <text:p>0,646666666666666</text:p>
          </table:table-cell>
          <table:table-cell office:value-type="float" office:value="0.000399999999999651" calcext:value-type="float">
            <text:p>0,000399999999999651</text:p>
          </table:table-cell>
          <table:table-cell office:value-type="float" office:value="0.6119" calcext:value-type="float">
            <text:p>0,6119</text:p>
          </table:table-cell>
          <table:table-cell table:formula="of:=[.F3]-[.E3]" office:value-type="float" office:value="0.6115" calcext:value-type="float">
            <text:p>0,6115</text:p>
          </table:table-cell>
          <table:table-cell office:value-type="float" office:value="0.001" calcext:value-type="float">
            <text:p>0,001</text:p>
          </table:table-cell>
          <table:table-cell office:value-type="float" office:value="0.6059" calcext:value-type="float">
            <text:p>0,6059</text:p>
          </table:table-cell>
          <table:table-cell table:formula="of:=[.I3]-[.H3]" office:value-type="float" office:value="0.6049" calcext:value-type="float">
            <text:p>0,6049</text:p>
          </table:table-cell>
          <table:table-cell office:value-type="float" office:value="0.00343333333333334" calcext:value-type="float">
            <text:p>0,00343333333333334</text:p>
          </table:table-cell>
          <table:table-cell office:value-type="float" office:value="0.618533333333334" calcext:value-type="float">
            <text:p>0,618533333333334</text:p>
          </table:table-cell>
          <table:table-cell table:formula="of:=[.L3]-[.K3]" office:value-type="float" office:value="0.615100000000001" calcext:value-type="float">
            <text:p>0,615100000000001</text:p>
          </table:table-cell>
        </table:table-row>
        <table:table-row table:style-name="ro1">
          <table:table-cell table:style-name="ce1" office:value-type="string" calcext:value-type="string">
            <text:p>MC3ACA</text:p>
          </table:table-cell>
          <table:table-cell office:value-type="float" office:value="0.0203333333333337" calcext:value-type="float">
            <text:p>0,0203333333333337</text:p>
          </table:table-cell>
          <table:table-cell office:value-type="float" office:value="1.0856" calcext:value-type="float">
            <text:p>1,0856</text:p>
          </table:table-cell>
          <table:table-cell table:formula="of:=[.C4]-[.B4]" office:value-type="float" office:value="1.06526666666667" calcext:value-type="float">
            <text:p>1,06526666666667</text:p>
          </table:table-cell>
          <table:table-cell office:value-type="float" office:value="0.00373333333333298" calcext:value-type="float">
            <text:p>0,00373333333333298</text:p>
          </table:table-cell>
          <table:table-cell office:value-type="float" office:value="1.0878" calcext:value-type="float">
            <text:p>1,0878</text:p>
          </table:table-cell>
          <table:table-cell table:formula="of:=[.F4]-[.E4]" office:value-type="float" office:value="1.08406666666667" calcext:value-type="float">
            <text:p>1,08406666666667</text:p>
          </table:table-cell>
          <table:table-cell office:value-type="float" office:value="0.003" calcext:value-type="float">
            <text:p>0,003</text:p>
          </table:table-cell>
          <table:table-cell office:value-type="float" office:value="1.031" calcext:value-type="float">
            <text:p>1,031</text:p>
          </table:table-cell>
          <table:table-cell table:formula="of:=[.I4]-[.H4]" office:value-type="float" office:value="1.028" calcext:value-type="float">
            <text:p>1,028</text:p>
          </table:table-cell>
          <table:table-cell office:value-type="float" office:value="0.0152666666666667" calcext:value-type="float">
            <text:p>0,0152666666666667</text:p>
          </table:table-cell>
          <table:table-cell office:value-type="float" office:value="1.03326666666667" calcext:value-type="float">
            <text:p>1,03326666666667</text:p>
          </table:table-cell>
          <table:table-cell table:formula="of:=[.L4]-[.K4]" office:value-type="float" office:value="1.018" calcext:value-type="float">
            <text:p>1,018</text:p>
          </table:table-cell>
        </table:table-row>
        <table:table-row table:style-name="ro1">
          <table:table-cell table:style-name="ce2" office:value-type="string" calcext:value-type="string">
            <text:p>MQA55</text:p>
          </table:table-cell>
          <table:table-cell office:value-type="float" office:value="0.00750000000000031" calcext:value-type="float">
            <text:p>0,00750000000000031</text:p>
          </table:table-cell>
          <table:table-cell office:value-type="float" office:value="0.656566666666667" calcext:value-type="float">
            <text:p>0,656566666666667</text:p>
          </table:table-cell>
          <table:table-cell table:formula="of:=[.C5]-[.B5]" office:value-type="float" office:value="0.649066666666667" calcext:value-type="float">
            <text:p>0,649066666666667</text:p>
          </table:table-cell>
          <table:table-cell office:value-type="float" office:value="0.00293333333333301" calcext:value-type="float">
            <text:p>0,00293333333333301</text:p>
          </table:table-cell>
          <table:table-cell office:value-type="float" office:value="0.6858" calcext:value-type="float">
            <text:p>0,6858</text:p>
          </table:table-cell>
          <table:table-cell table:formula="of:=[.F5]-[.E5]" office:value-type="float" office:value="0.682866666666667" calcext:value-type="float">
            <text:p>0,682866666666667</text:p>
          </table:table-cell>
          <table:table-cell office:value-type="float" office:value="0.000333333333332991" calcext:value-type="float">
            <text:p>0,000333333333332991</text:p>
          </table:table-cell>
          <table:table-cell office:value-type="float" office:value="0.637933333333333" calcext:value-type="float">
            <text:p>0,637933333333333</text:p>
          </table:table-cell>
          <table:table-cell table:formula="of:=[.I5]-[.H5]" office:value-type="float" office:value="0.6376" calcext:value-type="float">
            <text:p>0,6376</text:p>
          </table:table-cell>
          <table:table-cell office:value-type="float" office:value="0.00340000000000001" calcext:value-type="float">
            <text:p>0,00340000000000001</text:p>
          </table:table-cell>
          <table:table-cell office:value-type="float" office:value="0.641966666666667" calcext:value-type="float">
            <text:p>0,641966666666667</text:p>
          </table:table-cell>
          <table:table-cell table:formula="of:=[.L5]-[.K5]" office:value-type="float" office:value="0.638566666666667" calcext:value-type="float">
            <text:p>0,638566666666667</text:p>
          </table:table-cell>
        </table:table-row>
        <table:table-row table:style-name="ro1">
          <table:table-cell office:value-type="string" calcext:value-type="string">
            <text:p>MC1AC4</text:p>
          </table:table-cell>
          <table:table-cell office:value-type="float" office:value="0.018633333333333" calcext:value-type="float">
            <text:p>0,018633333333333</text:p>
          </table:table-cell>
          <table:table-cell office:value-type="float" office:value="1.1266" calcext:value-type="float">
            <text:p>1,1266</text:p>
          </table:table-cell>
          <table:table-cell table:formula="of:=[.C6]-[.B6]" office:value-type="float" office:value="1.10796666666667" calcext:value-type="float">
            <text:p>1,10796666666667</text:p>
          </table:table-cell>
          <table:table-cell office:value-type="float" office:value="0.0156999999999997" calcext:value-type="float">
            <text:p>0,0156999999999997</text:p>
          </table:table-cell>
          <table:table-cell office:value-type="float" office:value="1.08536666666667" calcext:value-type="float">
            <text:p>1,08536666666667</text:p>
          </table:table-cell>
          <table:table-cell table:formula="of:=[.F6]-[.E6]" office:value-type="float" office:value="1.06966666666667" calcext:value-type="float">
            <text:p>1,06966666666667</text:p>
          </table:table-cell>
          <table:table-cell office:value-type="float" office:value="0.0120333333333333" calcext:value-type="float">
            <text:p>0,0120333333333333</text:p>
          </table:table-cell>
          <table:table-cell office:value-type="float" office:value="1.27943333333333" calcext:value-type="float">
            <text:p>1,27943333333333</text:p>
          </table:table-cell>
          <table:table-cell table:formula="of:=[.I6]-[.H6]" office:value-type="float" office:value="1.2674" calcext:value-type="float">
            <text:p>1,2674</text:p>
          </table:table-cell>
          <table:table-cell office:value-type="float" office:value="0.00793333333333365" calcext:value-type="float">
            <text:p>0,00793333333333365</text:p>
          </table:table-cell>
          <table:table-cell office:value-type="float" office:value="1.0665" calcext:value-type="float">
            <text:p>1,0665</text:p>
          </table:table-cell>
          <table:table-cell table:formula="of:=[.L6]-[.K6]" office:value-type="float" office:value="1.05856666666667" calcext:value-type="float">
            <text:p>1,05856666666667</text:p>
          </table:table-cell>
        </table:table-row>
        <table:table-row table:style-name="ro1">
          <table:table-cell office:value-type="string" calcext:value-type="string">
            <text:p>MC1BCB</text:p>
          </table:table-cell>
          <table:table-cell office:value-type="float" office:value="0.00259999999999969" calcext:value-type="float">
            <text:p>0,00259999999999969</text:p>
          </table:table-cell>
          <table:table-cell office:value-type="float" office:value="1.08733333333333" calcext:value-type="float">
            <text:p>1,08733333333333</text:p>
          </table:table-cell>
          <table:table-cell table:formula="of:=[.C7]-[.B7]" office:value-type="float" office:value="1.08473333333333" calcext:value-type="float">
            <text:p>1,08473333333333</text:p>
          </table:table-cell>
          <table:table-cell office:value-type="float" office:value="0.00639999999999966" calcext:value-type="float">
            <text:p>0,00639999999999966</text:p>
          </table:table-cell>
          <table:table-cell office:value-type="float" office:value="1.084" calcext:value-type="float">
            <text:p>1,084</text:p>
          </table:table-cell>
          <table:table-cell table:formula="of:=[.F7]-[.E7]" office:value-type="float" office:value="1.0776" calcext:value-type="float">
            <text:p>1,0776</text:p>
          </table:table-cell>
          <table:table-cell office:value-type="float" office:value="0.00223333333333334" calcext:value-type="float">
            <text:p>0,00223333333333334</text:p>
          </table:table-cell>
          <table:table-cell office:value-type="float" office:value="1.06056666666667" calcext:value-type="float">
            <text:p>1,06056666666667</text:p>
          </table:table-cell>
          <table:table-cell table:formula="of:=[.I7]-[.H7]" office:value-type="float" office:value="1.05833333333334" calcext:value-type="float">
            <text:p>1,05833333333334</text:p>
          </table:table-cell>
          <table:table-cell office:value-type="float" office:value="0.00496666666666665" calcext:value-type="float">
            <text:p>0,00496666666666665</text:p>
          </table:table-cell>
          <table:table-cell office:value-type="float" office:value="1.04266666666667" calcext:value-type="float">
            <text:p>1,04266666666667</text:p>
          </table:table-cell>
          <table:table-cell table:formula="of:=[.L7]-[.K7]" office:value-type="float" office:value="1.0377" calcext:value-type="float">
            <text:p>1,0377</text:p>
          </table:table-cell>
        </table:table-row>
        <table:table-row table:style-name="ro1">
          <table:table-cell office:value-type="string" calcext:value-type="string">
            <text:p>MC4ACA</text:p>
          </table:table-cell>
          <table:table-cell office:value-type="float" office:value="0.00769999999999968" calcext:value-type="float">
            <text:p>0,00769999999999968</text:p>
          </table:table-cell>
          <table:table-cell office:value-type="float" office:value="1.10053333333333" calcext:value-type="float">
            <text:p>1,10053333333333</text:p>
          </table:table-cell>
          <table:table-cell table:formula="of:=[.C8]-[.B8]" office:value-type="float" office:value="1.09283333333333" calcext:value-type="float">
            <text:p>1,09283333333333</text:p>
          </table:table-cell>
          <table:table-cell office:value-type="float" office:value="0.00356666666666633" calcext:value-type="float">
            <text:p>0,00356666666666633</text:p>
          </table:table-cell>
          <table:table-cell office:value-type="float" office:value="1.07226666666667" calcext:value-type="float">
            <text:p>1,07226666666667</text:p>
          </table:table-cell>
          <table:table-cell table:formula="of:=[.F8]-[.E8]" office:value-type="float" office:value="1.0687" calcext:value-type="float">
            <text:p>1,0687</text:p>
          </table:table-cell>
          <table:table-cell office:value-type="float" office:value="0.0147" calcext:value-type="float">
            <text:p>0,0147</text:p>
          </table:table-cell>
          <table:table-cell office:value-type="float" office:value="1.0515" calcext:value-type="float">
            <text:p>1,0515</text:p>
          </table:table-cell>
          <table:table-cell table:formula="of:=[.I8]-[.H8]" office:value-type="float" office:value="1.0368" calcext:value-type="float">
            <text:p>1,0368</text:p>
          </table:table-cell>
          <table:table-cell office:value-type="float" office:value="0.00693333333333365" calcext:value-type="float">
            <text:p>0,00693333333333365</text:p>
          </table:table-cell>
          <table:table-cell office:value-type="float" office:value="1.04483333333333" calcext:value-type="float">
            <text:p>1,04483333333333</text:p>
          </table:table-cell>
          <table:table-cell table:formula="of:=[.L8]-[.K8]" office:value-type="float" office:value="1.0379" calcext:value-type="float">
            <text:p>1,03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number number:decimal-places="4" number:min-decimal-places="4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20:22:23.63484951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1:45:15.396912040</meta:creation-date>
    <dc:date>2025-03-10T19:57:13.107850820</dc:date>
    <meta:editing-duration>PT12H54M11S</meta:editing-duration>
    <meta:editing-cycles>2</meta:editing-cycles>
    <meta:generator>LibreOffice/24.8.5.2$Linux_X86_64 LibreOffice_project/480$Build-2</meta:generator>
    <meta:document-statistic meta:table-count="1" meta:cell-count="104" meta:object-count="0"/>
  </office:meta>
</office:document-meta>
</file>